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
      <style:paragraph-properties fo:margin-top="0in" fo:margin-bottom="0.139in" fo:line-height="115%"/>
      <style:text-properties fo:color="#ff0000" fo:font-size="16pt" fo:language="en" fo:country="none" fo:font-weight="bold" style:font-size-asian="16pt" style:font-weight-asian="bold" style:font-size-complex="16pt" style:font-weight-complex="bold"/>
    </style:style>
    <style:style style:name="P2" style:family="paragraph" style:parent-style-name="Standard" style:list-style-name="">
      <style:paragraph-properties fo:margin-top="0in" fo:margin-bottom="0.139in" fo:line-height="115%"/>
      <style:text-properties fo:color="#ff0000" fo:font-size="11pt" fo:language="en" fo:country="none" fo:font-weight="bold" style:font-size-asian="11pt" style:font-weight-asian="bold" style:font-size-complex="11pt" style:font-weight-complex="bold"/>
    </style:style>
    <style:style style:name="P3" style:family="paragraph" style:parent-style-name="Standard" style:list-style-name="">
      <style:paragraph-properties fo:margin-top="0in" fo:margin-bottom="0.139in" fo:line-height="115%"/>
      <style:text-properties fo:color="#ff0000" fo:font-size="11pt" fo:language="en" fo:country="none" fo:font-style="italic" fo:font-weight="bold" style:font-size-asian="11pt" style:font-style-asian="italic" style:font-weight-asian="bold" style:font-size-complex="11pt" style:font-style-complex="italic" style:font-weight-complex="bold"/>
    </style:style>
    <style:style style:name="P4" style:family="paragraph" style:parent-style-name="Standard" style:list-style-name="">
      <style:paragraph-properties fo:margin-top="0in" fo:margin-bottom="0.139in" fo:line-height="115%"/>
    </style:style>
    <style:style style:name="P5" style:family="paragraph" style:parent-style-name="Standard" style:list-style-name="" style:master-page-name="Standard">
      <style:paragraph-properties fo:margin-top="0in" fo:margin-bottom="0.139in" fo:line-height="115%" style:page-number="auto"/>
      <style:text-properties fo:color="#ff0000" fo:font-size="16pt" fo:language="en" fo:country="none" fo:font-weight="bold" style:font-size-asian="16pt" style:font-weight-asian="bold" style:font-size-complex="16pt" style:font-weight-complex="bold"/>
    </style:style>
    <style:style style:name="T1" style:family="text">
      <style:text-properties fo:color="#ff0000" fo:font-size="11pt" fo:language="en" fo:country="none" fo:font-weight="bold" style:font-size-asian="11pt" style:font-weight-asian="bold" style:font-size-complex="11pt" style:font-weight-complex="bold"/>
    </style:style>
    <style:style style:name="T2" style:family="text">
      <style:text-properties fo:color="#ff0000" fo:font-size="11pt" fo:language="en" fo:country="none" fo:font-style="italic" fo:font-weight="bold" style:font-size-asian="11pt" style:font-style-asian="italic" style:font-weight-asian="bold" style:font-size-complex="11pt" style:font-style-complex="italic"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ct 1</text:p>
      <text:p text:style-name="P2">_</text:p>
      <text:p text:style-name="P1">Act 2</text:p>
      <text:p text:style-name="P2">_</text:p>
      <text:p text:style-name="P1">Act 3</text:p>
      <text:p text:style-name="P2">_</text:p>
      <text:p text:style-name="P1">Intermission</text:p>
      <text:p text:style-name="P2">_</text:p>
      <text:p text:style-name="P1">Act 4</text:p>
      <text:p text:style-name="P2">_</text:p>
      <text:p text:style-name="P1">Act 5</text:p>
      <text:p text:style-name="P2">_</text:p>
      <text:p text:style-name="P1">Act 5 Act 2</text:p>
      <text:p text:style-name="P2">_</text:p>
      <text:p text:style-name="P1">Act 6</text:p>
      <text:p text:style-name="P2">_</text:p>
      <text:p text:style-name="P1">Act 6 Intermission 1</text:p>
      <text:p text:style-name="P2">_</text:p>
      <text:p text:style-name="P1">Act 6 Act 2</text:p>
      <text:p text:style-name="P2">_</text:p>
      <text:p text:style-name="P1">Act 6 Intermission 2</text:p>
      <text:p text:style-name="P2">_</text:p>
      <text:p text:style-name="P1">Act 6 Act 3</text:p>
      <text:p text:style-name="P2"><text:soft-page-break/>_</text:p>
      <text:p text:style-name="P1">Act 6 Intermission 3</text:p>
      <text:p text:style-name="P2">_</text:p>
      <text:p text:style-name="P1">Act 6 Act 4</text:p>
      <text:p text:style-name="P2">_</text:p>
      <text:p text:style-name="P1">Act 6 Intermission 4</text:p>
      <text:p text:style-name="P2">_</text:p>
      <text:p text:style-name="P1">Act 6 Act 5</text:p>
      <text:p text:style-name="P2">_</text:p>
      <text:p text:style-name="P1">Act 6 Act 5 Act 2</text:p>
      <text:p text:style-name="P2">_</text:p>
      <text:p text:style-name="P1">Act 6 Act 5 Act 1</text:p>
      <text:p text:style-name="P2">_</text:p>
      <text:p text:style-name="P2">1. JaEn1: =007805</text:p>
      <text:p text:style-name="P2">OBEY.</text:p>
      <text:p text:style-name="P2">_</text:p>
      <text:p text:style-name="P1">Act 6 Intermission 5</text:p>
      <text:p text:style-name="P2">_</text:p>
      <text:p text:style-name="P1">Act 6 Act 6</text:p>
      <text:p text:style-name="P2">_</text:p>
      <text:p text:style-name="P1">Act 6 Act 6 intermission 1</text:p>
      <text:p text:style-name="P2">_</text:p>
      <text:p text:style-name="P2">2. GJ1: =008226</text:p>
      <text:p text:style-name="P2">.</text:p>
      <text:p text:style-name="P2"><text:soft-page-break/>.</text:p>
      <text:p text:style-name="P2">_</text:p>
      <text:p text:style-name="P2">3. GJ2: =008227</text:p>
      <text:p text:style-name="P2">.</text:p>
      <text:p text:style-name="P2">_</text:p>
      <text:p text:style-name="P2">4. KV1: =008230</text:p>
      <text:p text:style-name="P2">SUBMIT.</text:p>
      <text:p text:style-name="P2">_</text:p>
      <text:p text:style-name="P2">5. =008242</text:p>
      <text:p text:style-name="P2">.</text:p>
      <text:p text:style-name="P2">_</text:p>
      <text:p text:style-name="P2">6. KM1: =008298</text:p>
      <text:p text:style-name="P2">Silence, buster.</text:p>
      <text:p text:style-name="P2">_</text:p>
      <text:p text:style-name="P2">7. KM2: =008299</text:p>
      <text:p text:style-name="P2">Obviously.</text:p>
      <text:p text:style-name="P2">Because when it comes to the affairs of my empire, I am all business.</text:p>
      <text:p text:style-name="P2">You see, Kanaya. I am a businesswoman.</text:p>
      <text:p text:style-name="P2">A very shrewd one at that.</text:p>
      <text:p text:style-name="P2">Watch and learn, rainbow drinker.</text:p>
      <text:p text:style-name="P2">_</text:p>
      <text:p text:style-name="P2">8. JaEn2: =008340</text:p>
      <text:p text:style-name="P2">It is just you and I now, Jake.</text:p>
      <text:p text:style-name="P2">Alone at last.</text:p>
      <text:p text:style-name="P2">_</text:p>
      <text:p text:style-name="P2">9. JaEn3: =008341</text:p>
      <text:p text:style-name="P2"><text:soft-page-break/>The what.</text:p>
      <text:p text:style-name="P2">Absolutely not.</text:p>
      <text:p text:style-name="P2">_</text:p>
      <text:p text:style-name="P2">10. JaEn4: =008342</text:p>
      <text:p text:style-name="P2">Jake. Be quiet.</text:p>
      <text:p text:style-name="P2">Having recently been crowned a supreme being of pure logic, my tolerance for your antiquated horseshit has fallen to nil.</text:p>
      <text:p text:style-name="P2">Argh!</text:p>
      <text:p text:style-name="P2">Jake, now you have done it.</text:p>
      <text:p text:style-name="P2">You have made me exclaim in frustration audibly.</text:p>
      <text:p text:style-name="P2">If your intent is to welcome another knuckle sandwich instead of my reasoning for your captivity, then go on. Say ONE MORE THING that sounds like something a corny old man would say.</text:p>
      <text:p text:style-name="P2">I dare you.</text:p>
      <text:p text:style-name="P2">That's what I thought.</text:p>
      <text:p text:style-name="P2">_</text:p>
      <text:p text:style-name="P2">11. JaEn5: =008343</text:p>
      <text:p text:style-name="P2">Listen carefully, prisoner.</text:p>
      <text:p text:style-name="P2">I stand to inherit a new empire very soon.</text:p>
      <text:p text:style-name="P2">When Earth has reached its final destination, it will be repopulated with a fresh brood of loyal subjects over whom I will rule absolutely.</text:p>
      <text:p text:style-name="P2">But I will not rule alone, Jake. Oh, no. I will need a husband to rule by my side.</text:p>
      <text:p text:style-name="P2">That is where you come in.</text:p>
      <text:p text:style-name="P2">You and I will be wed, and we will rule my empire together with an iron oven mitt.</text:p>
      <text:p text:style-name="P2">However, the mitt will be worn by me, and me alone. You will have no executive authority whatsoever, because you are too stupid.</text:p>
      <text:p text:style-name="P2">You will always do exactly what I say, when I say it. You will be <text:soft-page-break/>obedient, cheerful, mostly silent, and scantily clad. Is that understood?</text:p>
      <text:p text:style-name="P2">You will also provide me with children so my imperial legacy will continue, and the Crocker brand will live on in infamy.</text:p>
      <text:p text:style-name="P2">You will sire as many children as I ask for, and they will all be perfect, obedient little heirs and heiresses.</text:p>
      <text:p text:style-name="P2">You do remember our recent agreement to have "a zillion babies," don't you, Jake? I do hope you were not planning to renege on this vow.</text:p>
      <text:p text:style-name="P2">Our children will rule the empire when we are gone, which of course will be never, because we will be eternally young and beautiful and immortal and in love, for ever and ever.</text:p>
      <text:p text:style-name="P2">We will travel the galaxy conquering planets and expanding my empire. No alien world will pose any resistance to our forces.</text:p>
      <text:p text:style-name="P2">Especially not once I figure out how to unlock all that incredible "Page of Hope potential" hidden away in your pathetic, hunky body.</text:p>
      <text:p text:style-name="P2">_</text:p>
      <text:p text:style-name="P2">12. JaEn6: =008344</text:p>
      <text:p text:style-name="P2">Jake.</text:p>
      <text:p text:style-name="P2">JAKE.</text:p>
      <text:p text:style-name="P2">To whom are you talking?</text:p>
      <text:p text:style-name="P2">Brain... Ghost Dirk?</text:p>
      <text:p text:style-name="P2">You are lying.</text:p>
      <text:p text:style-name="P2">Brain Ghost Dirk sounds almost as fake as he is completely made up.</text:p>
      <text:p text:style-name="P2">Oh, for goodness' sake.</text:p>
      <text:p text:style-name="P2">_</text:p>
      <text:p text:style-name="P2">13. JaEn7: =008345</text:p>
      <text:p text:style-name="P2">Pull yourself together, Jake.</text:p>
      <text:p text:style-name="P2">Your behavior is repugnant, and has no place in my empire.</text:p>
      <text:p text:style-name="P2"><text:soft-page-break/>What kind of man are you?</text:p>
      <text:p text:style-name="P2">What kind of suitor to an heiress weeps uncontrollably when his imaginary friend's existence is called into question?</text:p>
      <text:p text:style-name="P2">Punch WHOM in the face, now?</text:p>
      <text:p text:style-name="P2">Just sickening.</text:p>
      <text:p text:style-name="P2">To think I wasted my youth pining over a vile maggot like you.</text:p>
      <text:p text:style-name="P2">Jake, you should not be misled when I imply that I love you, or when I command you to marry me and sire my children.</text:p>
      <text:p text:style-name="P2">In truth I detest you, and if not for certain assets you possess, I would be sorely tempted to fork you full of holes right now and feed your remains to my daughter.</text:p>
      <text:p text:style-name="P2">.</text:p>
      <text:p text:style-name="P2">.</text:p>
      <text:p text:style-name="P2">.</text:p>
      <text:p text:style-name="P2">But I won't.</text:p>
      <text:p text:style-name="P2">_</text:p>
      <text:p text:style-name="P2">14. JaEn8: =008346</text:p>
      <text:p text:style-name="P2">You're lucky you're so hot.</text:p>
      <text:p text:style-name="P2">_</text:p>
      <text:p text:style-name="P1">Act 6 Act 6 Act 2</text:p>
      <text:p text:style-name="P2">_</text:p>
      <text:p text:style-name="P1">Act 6 Act 6 Intermission 2</text:p>
      <text:p text:style-name="P2">_</text:p>
      <text:p text:style-name="P2">15. GJ3: =008470</text:p>
      <text:p text:style-name="P2">Crocker to Harley.</text:p>
      <text:p text:style-name="P2">Come in Harley.</text:p>
      <text:p text:style-name="P2">Do you read me?</text:p>
      <text:p text:style-name="P2">I suggest that you come to Derse right away.</text:p>
      <text:p text:style-name="P2"><text:soft-page-break/>_</text:p>
      <text:p text:style-name="P2">16. GJ4: =008471</text:p>
      <text:p text:style-name="P2">We potentially have a problem here that is rather significant in size.</text:p>
      <text:p text:style-name="P2">_</text:p>
      <text:p text:style-name="P2">17. GJ5: =008487</text:p>
      <text:p text:style-name="P2">I don't know.</text:p>
      <text:p text:style-name="P2">When I arrived, it was already parked here.</text:p>
      <text:p text:style-name="P2">Most illegally, I might add.</text:p>
      <text:p text:style-name="P2">If you really wanted to relocate the vehicle, couldn't you just.</text:p>
      <text:p text:style-name="P2">You know. Teleport it somewhere else?</text:p>
      <text:p text:style-name="P2">Indeed.</text:p>
      <text:p text:style-name="P2">But observing adorable creatures issue citations will not address our problem.</text:p>
      <text:p text:style-name="P2">_</text:p>
      <text:p text:style-name="P2">18. GJ6: =008488</text:p>
      <text:p text:style-name="P2">I would rather not involve her in this matter.</text:p>
      <text:p text:style-name="P2">We should be more than sufficiently equipped to handle it.</text:p>
      <text:p text:style-name="P2">She would think we were a couple of silly children.</text:p>
      <text:p text:style-name="P2">What?</text:p>
      <text:p text:style-name="P2">That would be a logical course of action.</text:p>
      <text:p text:style-name="P2">What?</text:p>
      <text:p text:style-name="P2">_</text:p>
      <text:p text:style-name="P2">19. JaEn9: =008506</text:p>
      <text:p text:style-name="P2">JAKE. CEASE POWERING UP AT ONCE.</text:p>
      <text:p text:style-name="P2">YOU'RE DESTROYING EMPIRE PROPERTY!</text:p>
      <text:p text:style-name="P2">_</text:p>
      <text:p text:style-name="P2"><text:soft-page-break/>20. ArSe1: =008507</text:p>
      <text:p text:style-name="P2">Who are you?</text:p>
      <text:p text:style-name="P2">_</text:p>
      <text:p text:style-name="P2">21. GJ7: =008509</text:p>
      <text:p text:style-name="P2">Harley.</text:p>
      <text:p text:style-name="P2">You deal with Jake.</text:p>
      <text:p text:style-name="P2">I will subdue the smug troll.</text:p>
      <text:p text:style-name="P2">_</text:p>
      <text:p text:style-name="P2">22. GJ8; JaEn10: =008516</text:p>
      <text:p text:style-name="P2">What's the hold up?</text:p>
      <text:p text:style-name="P2">So I have overheard.</text:p>
      <text:p text:style-name="P2">Jake, your righteous ascension has been quite impressive.</text:p>
      <text:p text:style-name="P2">But that is incredibly annoying.</text:p>
      <text:p text:style-name="P2">Oh, for Pete's sake.</text:p>
      <text:p text:style-name="P2">_</text:p>
      <text:p text:style-name="P2">23. ArSe2: =008517</text:p>
      <text:p text:style-name="P2">What game are you playing, troll?</text:p>
      <text:p text:style-name="P2">State your designs on my future husband.</text:p>
      <text:p text:style-name="P2">You will do no such thing.</text:p>
      <text:p text:style-name="P2">.</text:p>
      <text:p text:style-name="P2">.</text:p>
      <text:p text:style-name="P2">My calculations say that it is highly probable you are enticing me into a trap.</text:p>
      <text:p text:style-name="P2">More immortal than usual?</text:p>
      <text:p text:style-name="P2">.</text:p>
      <text:p text:style-name="P2">.</text:p>
      <text:p text:style-name="P2">.</text:p>
      <text:p text:style-name="P2"><text:soft-page-break/>That's stupid.</text:p>
      <text:p text:style-name="P2">Good gravy.</text:p>
      <text:p text:style-name="P2">Can't you shut him up?</text:p>
      <text:p text:style-name="P2">_</text:p>
      <text:p text:style-name="P2">24. JaEn11; ArSe3: =008542</text:p>
      <text:p text:style-name="P2">JAKE.</text:p>
      <text:p text:style-name="P2">DO YOU EVEN REALIZE WHAT YOU HAVE JUST DONE TO OUR BIOLOGICAL DAUGHTER?</text:p>
      <text:p text:style-name="P2">YOU ARE OUT OF CONTROL. COME TO YOUR SENSES THIS INSTANT.</text:p>
      <text:p text:style-name="P2">Wait.</text:p>
      <text:p text:style-name="P2">Do what??</text:p>
      <text:p text:style-name="P2">_</text:p>
      <text:p text:style-name="P2">25. ArSe4: =008557</text:p>
      <text:p text:style-name="P2">First of all.</text:p>
      <text:p text:style-name="P2">_</text:p>
      <text:p text:style-name="P2">26. ArSe5: =008558</text:p>
      <text:p text:style-name="P3">You've got some nerve.</text:p>
      <text:p text:style-name="P2">_</text:p>
      <text:p text:style-name="P2">27. ArSe6: =008559</text:p>
      <text:p text:style-name="P2">I will return shortly to annihilate you. Stay put.</text:p>
      <text:p text:style-name="P2">_</text:p>
      <text:p text:style-name="P2">28. =008563</text:p>
      <text:p text:style-name="P2">(Mumble mumble hag mumble suck it grumble.)</text:p>
      <text:p text:style-name="P2">_</text:p>
      <text:p text:style-name="P2">29. =008564</text:p>
      <text:p text:style-name="P2">(Mumble mutter my egregious patootie.)</text:p>
      <text:p text:style-name="P2">_</text:p>
      <text:p text:style-name="P2"><text:soft-page-break/>30. GM1: =008565</text:p>
      <text:p text:style-name="P2">.</text:p>
      <text:p text:style-name="P2">.</text:p>
      <text:p text:style-name="P2">?</text:p>
      <text:p text:style-name="P2">_</text:p>
      <text:p text:style-name="P2">31. GM2: =008582</text:p>
      <text:p text:style-name="P2">GET YOUR PAWS OFF ME YOU SHITFUCKING SHITFUCKER AUGH FUCK SHIT SHIT SHIT FUCK FUCK.</text:p>
      <text:p text:style-name="P2">YOU SCURRILOUS FUCKSHITTING CAD. UNHAND ME SO I MAY RESURRECT MY ACCOMPLICE AT ONCE.</text:p>
      <text:p text:style-name="P2">_</text:p>
      <text:p text:style-name="P2">32. GM3: =008583</text:p>
      <text:p text:style-name="P2">WHAT DO YOU WANT FROM ME THIS TIME YOU DETESTABLE POO ROGERING CHARLATAN.</text:p>
      <text:p text:style-name="P4"><text:span text:style-name="T1">I DO NOT WANT TO BUY ANYMORE OF YOUR POTIONS. I ALREADY BOUGHT ALL THE USELESS SLOP I COULD EVER WANT FROM YOU, AND MADE A </text:span><text:span text:style-name="T2">KILLING </text:span><text:span text:style-name="T1">ON REDISTRIBUTION.</text:span></text:p>
      <text:p text:style-name="P2">YOUR ENTREPRENEURIAL TACTICS LEAVE MUCH TO BE DESIRED. YOU ARE A DEPLORABLE BUSINESSMAN AND AN EVEN SHITTIER CLOWN. GET OFF ME.</text:p>
      <text:p text:style-name="P2">DID YOU JUST TOUCH MY BOOB. DON'T TOUCH MY BOOB YOU FUCKFACED DUNG HUFFING TOILET GUZZLING IDIOT QUIPSTER SHITPECKER DICKLARK.</text:p>
      <text:p text:style-name="P2">_</text:p>
      <text:p text:style-name="P2">33. =008611</text:p>
      <text:p text:style-name="P2">Observing this tomfoolery for several minutes has been time well spent. I have no regrets whatsoever.</text:p>
      <text:p text:style-name="P2">On that authentic note, I shall resume my effort to resurrect my omnipotent daughter, and regain the tactical advantage.</text:p>
      <text:p text:style-name="P2">As a being of cold, flawless reason and logic, I have no cause to anticipate further impediments to this simple objective.</text:p>
      <text:p text:style-name="P2">_</text:p>
      <text:p text:style-name="P2">34. =008612</text:p>
      <text:p text:style-name="P2"><text:soft-page-break/>Son of a dick.</text:p>
      <text:p text:style-name="P2">_</text:p>
      <text:p text:style-name="P2">35. =008619</text:p>
      <text:p text:style-name="P2">NO, YOU IDIOT!</text:p>
      <text:p text:style-name="P2">_</text:p>
      <text:p text:style-name="P2">36. =008620</text:p>
      <text:p text:style-name="P2">Oh, you idiots.</text:p>
      <text:p text:style-name="P2">You stupid, stupid dogs.</text:p>
      <text:p text:style-name="P2">I AM TRYING TO REVIVE HER!!!</text:p>
      <text:p text:style-name="P2">_</text:p>
      <text:p text:style-name="P2">37. =008622</text:p>
      <text:p text:style-name="P2">Fine.</text:p>
      <text:p text:style-name="P2">If that is how you are going to be...</text:p>
      <text:p text:style-name="P2">_</text:p>
      <text:p text:style-name="P2">38. =008623</text:p>
      <text:p text:style-name="P2">You leave me with no alternative.</text:p>
      <text:p text:style-name="P2">_</text:p>
      <text:p text:style-name="P2">39. DS1: =008630</text:p>
      <text:p text:style-name="P2">No, come back!</text:p>
      <text:p text:style-name="P2">You were supposed to drop her first.</text:p>
      <text:p text:style-name="P2">MY CALCULATIONS SAID YOU WERE SUPPOSED TO DROP HER FIRST!</text:p>
      <text:p text:style-name="P2">Yes.</text:p>
      <text:p text:style-name="P2">_</text:p>
      <text:p text:style-name="P2">40. DS2: =008632</text:p>
      <text:p text:style-name="P2">.</text:p>
      <text:p text:style-name="P2">_</text:p>
      <text:p text:style-name="P2">41. DS3: =008633</text:p>
      <text:p text:style-name="P2"><text:soft-page-break/>Hot mom?</text:p>
      <text:p text:style-name="P2">_</text:p>
      <text:p text:style-name="P2">42. JaEn12: =008664</text:p>
      <text:p text:style-name="P2">Forgive me, Jake.</text:p>
      <text:p text:style-name="P2">_</text:p>
      <text:p text:style-name="P2">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ourier New" fo:font-size="12pt" fo:language="en" fo:country="US" style:font-name-asian="Courier New" style:font-size-asian="12pt" style:language-asian="en" style:country-asian="US" style:font-name-complex="Courier New"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2" meta:paragraph-count="269" meta:word-count="1344" meta:character-count="6817"/>
    <meta:generator>OpenOffice/4.1.2$Win32 OpenOffice.org_project/412m3$Build-9782</meta:generator>
  </office:meta>
</office:document-meta>
</file>